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9882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2654in"/>
    </style:style>
    <style:style style:name="co8" style:family="table-column">
      <style:table-column-properties fo:break-before="auto" style:column-width="1.0543in"/>
    </style:style>
    <style:style style:name="co9" style:family="table-column">
      <style:table-column-properties fo:break-before="auto" style:column-width="0.3547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972in"/>
    </style:style>
    <style:style style:name="co12" style:family="table-column">
      <style:table-column-properties fo:break-before="auto" style:column-width="2.6492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1.2909in"/>
    </style:style>
    <style:style style:name="co18" style:family="table-column">
      <style:table-column-properties fo:break-before="auto" style:column-width="1.4516in"/>
    </style:style>
    <style:style style:name="co19" style:family="table-column">
      <style:table-column-properties fo:break-before="auto" style:column-width="1.5575in"/>
    </style:style>
    <style:style style:name="co20" style:family="table-column">
      <style:table-column-properties fo:break-before="auto" style:column-width="1.7043in"/>
    </style:style>
    <style:style style:name="co21" style:family="table-column">
      <style:table-column-properties fo:break-before="auto" style:column-width="1.6374in"/>
    </style:style>
    <style:style style:name="co22" style:family="table-column">
      <style:table-column-properties fo:break-before="auto" style:column-width="1.1717in"/>
    </style:style>
    <style:style style:name="co23" style:family="table-column">
      <style:table-column-properties fo:break-before="auto" style:column-width="1.1339in"/>
    </style:style>
    <style:style style:name="co24" style:family="table-column">
      <style:table-column-properties fo:break-before="auto" style:column-width="1.1535in"/>
    </style:style>
    <style:style style:name="co25" style:family="table-column">
      <style:table-column-properties fo:break-before="auto" style:column-width="1.08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0.0008in solid #000000" fo:border-right="none" fo:border-top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none" fo:border-right="0.0008in solid #000000" fo:border-top="none"/>
    </style:style>
    <style:style style:name="ce36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.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.22</text:p>
          </table:table-cell>
          <table:table-cell office:value-type="string">
            <text:p>illumniation+light damage</text:p>
          </table:table-cell>
          <table:table-cell table:number-columns-repeated="3"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.98</text:p>
          </table:table-cell>
          <table:table-cell office:value-type="string">
            <text:p>3 turn stun</text:p>
          </table:table-cell>
          <table:table-cell table:number-columns-repeated="3"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.14</text:p>
          </table:table-cell>
          <table:table-cell office:value-type="string">
            <text:p>+40 fire splash</text:p>
          </table:table-cell>
          <table:table-cell table:number-columns-repeated="3"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.31</text:p>
          </table:table-cell>
          <table:table-cell office:value-type="string">
            <text:p>10% life leech</text:p>
          </table:table-cell>
          <table:table-cell table:number-columns-repeated="3"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.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.39</text:p>
          </table:table-cell>
          <table:table-cell office:value-type="string">
            <text:p>2 turn stun</text:p>
          </table:table-cell>
          <table:table-cell table:number-columns-repeated="3"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.56</text:p>
          </table:table-cell>
          <table:table-cell office:value-type="string">
            <text:p>+ 30 acid splash</text:p>
          </table:table-cell>
          <table:table-cell table:number-columns-repeated="3"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.02</text:p>
          </table:table-cell>
          <table:table-cell office:value-type="string">
            <text:p>20% slow effect</text:p>
          </table:table-cell>
          <table:table-cell table:number-columns-repeated="3"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.47</text:p>
          </table:table-cell>
          <table:table-cell office:value-type="string">
            <text:p>+ 30 cold splash</text:p>
          </table:table-cell>
          <table:table-cell table:number-columns-repeated="3"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.42</text:p>
          </table:table-cell>
          <table:table-cell office:value-type="string">
            <text:p>10 phys + knockback</text:p>
          </table:table-cell>
          <table:table-cell table:number-columns-repeated="3"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.88</text:p>
          </table:table-cell>
          <table:table-cell office:value-type="string">
            <text:p>+ 50 poison</text:p>
          </table:table-cell>
          <table:table-cell table:number-columns-repeated="3"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.33</text:p>
          </table:table-cell>
          <table:table-cell office:value-type="string">
            <text:p>Restores 30 mana</text:p>
          </table:table-cell>
          <table:table-cell table:number-columns-repeated="3"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.64</text:p>
          </table:table-cell>
          <table:table-cell office:value-type="string">
            <text:p>5% life leech</text:p>
          </table:table-cell>
          <table:table-cell table:number-columns-repeated="3"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.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.37</text:p>
          </table:table-cell>
          <table:table-cell office:value-type="string">
            <text:p>+ 25 arcane splash</text:p>
          </table:table-cell>
          <table:table-cell table:number-columns-repeated="3"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.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.26</text:p>
          </table:table-cell>
          <table:table-cell office:value-type="string">
            <text:p>+3 range</text:p>
          </table:table-cell>
          <table:table-cell table:number-columns-repeated="3"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.42</text:p>
          </table:table-cell>
          <table:table-cell office:value-type="string">
            <text:p>Restores 20 mana</text:p>
          </table:table-cell>
          <table:table-cell table:number-columns-repeated="3"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.84</text:p>
          </table:table-cell>
          <table:table-cell office:value-type="string">
            <text:p>illumination</text:p>
          </table:table-cell>
          <table:table-cell table:number-columns-repeated="3"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.86</text:p>
          </table:table-cell>
          <table:table-cell office:value-type="string">
            <text:p>3 turn daze</text:p>
          </table:table-cell>
          <table:table-cell table:number-columns-repeated="3"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.87</text:p>
          </table:table-cell>
          <table:table-cell office:value-type="string">
            <text:p>Restores 10 mana</text:p>
          </table:table-cell>
          <table:table-cell table:number-columns-repeated="3"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.88</text:p>
          </table:table-cell>
          <table:table-cell office:value-type="string">
            <text:p>+1 range</text:p>
          </table:table-cell>
          <table:table-cell table:number-columns-repeated="3"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.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8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2" table:default-cell-style-name="ce21"/>
        <table:table-column table:style-name="co16" table:default-cell-style-name="ce21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7" office:value-type="string">
            <text:p>Spell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Act/Pass/Sust</text:p>
          </table:table-cell>
          <table:table-cell table:style-name="ce20" office:value-type="string">
            <text:p>Clev</text:p>
          </table:table-cell>
          <table:table-cell table:style-name="ce20" office:value-type="string">
            <text:p>Mana</text:p>
          </table:table-cell>
          <table:table-cell table:style-name="ce20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Alchemy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Mighty Thr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gem full force, no explosion radius, but knocks 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19" office:value-type="string">
            <text:p>Fire Infusion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mproves <text:s/>bomb fire damage; +5/10/15/20/25%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19" office:value-type="string">
            <text:p>Golem: Taunt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4" office:value-type="string">
            <text:p>forces foes to attack golem</text:p>
          </table:table-cell>
          <table:table-cell table:style-name="ce24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19" office:value-type="string">
            <text:p>Golem Power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+melee dam/hit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19" office:value-type="string">
            <text:p>Staff Mastery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ncreases melee staff damage</text:p>
          </table:table-cell>
          <table:table-cell table:style-name="ce24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3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Herbalism</text:p>
          </table:table-cell>
          <table:table-cell table:style-name="ce19" office:value-type="string">
            <text:p>Herbal Balm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 table:number-columns-repeated="3"/>
          <table:table-cell table:style-name="ce24" table:number-columns-repeated="1017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Herbal Smoke</text:p>
          </table:table-cell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4" office:value-type="string">
            <text:p>Gemology</text:p>
          </table:table-cell>
          <table:table-cell table:style-name="ce19" office:value-type="string">
            <text:p>Extract Gem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30">
            <text:p>30</text:p>
          </table:table-cell>
          <table:table-cell table:style-name="ce22" office:value-type="float" office:value="60">
            <text:p>60</text:p>
          </table:table-cell>
          <table:table-cell table:style-name="ce24" office:value-type="string">
            <text:p>extract gems from metal items</text:p>
          </table:table-cell>
          <table:table-cell table:style-name="ce24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Visi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Sense monsters/trap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 table:number-rows-repeated="4">
          <table:table-cell table:number-columns-repeated="3"/>
          <table:table-cell table:style-name="ce2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40">
            <text:p>14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7" table:default-cell-style-name="ce28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" table:number-columns-repeated="1013" table:default-cell-style-name="ce10"/>
        <table:table-row table:style-name="ro1">
          <table:table-cell table:style-name="ce25"/>
          <table:table-cell table:style-name="ce29" office:value-type="string">
            <text:p>Level 1</text:p>
          </table:table-cell>
          <table:table-cell table:style-name="ce29" office:value-type="string">
            <text:p>Level 2</text:p>
          </table:table-cell>
          <table:table-cell table:style-name="ce29" office:value-type="string">
            <text:p>Level 3</text:p>
          </table:table-cell>
          <table:table-cell table:style-name="ce29" office:value-type="string">
            <text:p>Level 4</text:p>
          </table:table-cell>
          <table:table-cell table:style-name="ce29" office:value-type="string">
            <text:p>Level 5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26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7" office:value-type="string">
            <text:p>Alchemy</text:p>
          </table:table-cell>
          <table:table-cell table:style-name="ce31" office:value-type="string">
            <text:p>Throw Bomb</text:p>
          </table:table-cell>
          <table:table-cell table:style-name="ce31" office:value-type="string">
            <text:p>Explosion Expert</text:p>
          </table:table-cell>
          <table:table-cell table:style-name="ce31" office:value-type="string">
            <text:p>Alchemist Protection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7" office:value-type="string">
            <text:p>Infusion</text:p>
          </table:table-cell>
          <table:table-cell table:style-name="ce32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2" office:value-type="string">
            <text:p>Lightning Infusion</text:p>
          </table:table-cell>
          <table:table-cell table:style-name="ce32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Golemancy</text:p>
          </table:table-cell>
          <table:table-cell table:style-name="ce32" office:value-type="string">
            <text:p>Golem: Taunt</text:p>
          </table:table-cell>
          <table:table-cell table:style-name="ce32" office:value-type="string">
            <text:p>Golem: Knockback</text:p>
          </table:table-cell>
          <table:table-cell table:style-name="ce32" office:value-type="string">
            <text:p>Golem: Crush</text:p>
          </table:table-cell>
          <table:table-cell table:style-name="ce32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Adv. Golemancy</text:p>
          </table:table-cell>
          <table:table-cell table:style-name="ce32" office:value-type="string">
            <text:p>Golem Power</text:p>
          </table:table-cell>
          <table:table-cell table:style-name="ce32" office:value-type="string">
            <text:p>Golem Resilience</text:p>
          </table:table-cell>
          <table:table-cell table:style-name="ce32" office:value-type="string">
            <text:p>Golem: Pound</text:p>
          </table:table-cell>
          <table:table-cell table:style-name="ce32" office:value-type="string">
            <text:p>Mount Golem</text:p>
          </table:table-cell>
          <table:table-cell table:style-name="ce32"/>
          <table:table-cell table:number-columns-repeated="1018"/>
        </table:table-row>
        <table:table-row table:style-name="ro1">
          <table:table-cell table:style-name="ce27"/>
          <table:table-cell table:style-name="ce32"/>
          <table:table-cell table:style-name="ce8" table:number-columns-repeated="2"/>
          <table:table-cell table:style-name="ce32"/>
          <table:table-cell table:number-columns-repeated="1019"/>
        </table:table-row>
        <table:table-row table:style-name="ro1">
          <table:table-cell table:style-name="ce27" office:value-type="string">
            <text:p>Staff Combat</text:p>
          </table:table-cell>
          <table:table-cell table:style-name="ce32" office:value-type="string">
            <text:p>Channel Staff</text:p>
          </table:table-cell>
          <table:table-cell table:style-name="ce32" office:value-type="string">
            <text:p>Staff Mastery</text:p>
          </table:table-cell>
          <table:table-cell table:style-name="ce32" office:value-type="string">
            <text:p>Defensive Posture</text:p>
          </table:table-cell>
          <table:table-cell table:style-name="ce32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 office:value-type="string">
            <text:p>Gemology</text:p>
          </table:table-cell>
          <table:table-cell table:style-name="ce32" office:value-type="string">
            <text:p>Extract Gems</text:p>
          </table:table-cell>
          <table:table-cell table:style-name="ce32" office:value-type="string">
            <text:p>Insert Gem</text:p>
          </table:table-cell>
          <table:table-cell table:style-name="ce32" office:value-type="string">
            <text:p>Gem Vision</text:p>
          </table:table-cell>
          <table:table-cell table:style-name="ce32" office:value-type="string">
            <text:p>Gem Portal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Herbalism</text:p>
          </table:table-cell>
          <table:table-cell table:style-name="ce33" office:value-type="string">
            <text:p>Herbal Balm</text:p>
          </table:table-cell>
          <table:table-cell table:style-name="ce33" office:value-type="string">
            <text:p>Herbal Smoke</text:p>
          </table:table-cell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27"/>
          <table:table-cell table:style-name="ce32" table:number-columns-repeated="2"/>
          <table:table-cell table:style-name="ce8"/>
          <table:table-cell table:style-name="ce32"/>
          <table:table-cell table:number-columns-repeated="1019"/>
        </table:table-row>
        <table:table-row table:style-name="ro1">
          <table:table-cell table:style-name="ce27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7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 table:number-rows-repeated="32">
          <table:table-cell table:style-name="ce27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07/14/2010</text:date>, <text:time>00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14T00:10:50</dc:date>
    <meta:editing-duration>PT37H51M56S</meta:editing-duration>
    <meta:editing-cycles>56</meta:editing-cycles>
    <meta:generator>OpenOffice.org/3.1$Linux OpenOffice.org_project/310m19$Build-9420</meta:generator>
    <meta:document-statistic meta:table-count="4" meta:cell-count="575" meta:object-count="0"/>
    <meta:user-defined meta:name="Info 1"/>
    <meta:user-defined meta:name="Info 2"/>
    <meta:user-defined meta:name="Info 3"/>
    <meta:user-defined meta:name="Info 4"/>
  </office:meta>
</office:document-meta>
</file>